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8.3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4.916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5.689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1">
      <style:table-cell-properties fo:wrap-option="no-wrap"/>
      <style:text-properties fo:color="#000000" fo:font-weight="normal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 style:data-style-name="N110">
      <style:text-properties fo:font-weight="bold"/>
    </style:style>
    <style:style style:name="ce7" style:family="table-cell" style:parent-style-name="Default" style:data-style-name="N110"/>
    <style:style style:name="ce8" style:family="table-cell" style:parent-style-name="Default" style:data-style-name="N11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0" table:default-cell-style-name="ce7"/>
        <table:table-column table:style-name="co10" table:number-columns-repeated="12" table:default-cell-style-name="Default"/>
        <table:table-row table:style-name="ro1">
          <table:table-cell/>
          <table:table-cell office:value-type="string">
            <text:p>Part</text:p>
          </table:table-cell>
          <table:table-cell/>
          <table:table-cell table:style-name="ce2" office:value-type="string">
            <text:p>Distributor Part Number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table:style-name="ce2" office:value-type="string">
            <text:p>Distributor</text:p>
          </table:table-cell>
          <table:table-cell/>
          <table:table-cell table:style-name="ce2" office:value-type="string">
            <text:p>Quantity Required</text:p>
          </table:table-cell>
          <table:table-cell table:style-name="ce2" office:value-type="string">
            <text:p>Price Break</text:p>
          </table:table-cell>
          <table:table-cell table:style-name="ce2" office:value-type="string">
            <text:p>Purchase Quantity</text:p>
          </table:table-cell>
          <table:table-cell table:style-name="ce6" office:value-type="string">
            <text:p>Price Each</text:p>
          </table:table-cell>
          <table:table-cell table:style-name="ce6" office:value-type="string">
            <text:p>Line Price</text:p>
          </table:table-cell>
          <table:table-cell table:style-name="ce2"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C1,C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office:value-type="string">
            <text:p>C-EUC0603K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style-name="Default" table:formula="oooc:=[.N2]*[.M2]" office:value-type="currency" office:currency="GBP" office:value="0.52">
            <text:p>£0.52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 office:value-type="string">
            <text:p>Farnell</text:p>
          </table:table-cell>
          <table:table-cell office:value-type="float" office:value="286606">
            <text:p>286606</text:p>
          </table:table-cell>
          <table:table-cell office:value-type="string">
            <text:p>CPOL-EUE2-4_0.6MMDRILL</text:p>
          </table:table-cell>
          <table:table-cell office:value-type="string">
            <text:p>10uF</text:p>
          </table:table-cell>
          <table:table-cell office:value-type="string">
            <text:p>E2-4_0.6MMDRI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32">
            <text:p>£0.0320</text:p>
          </table:table-cell>
          <table:table-cell table:formula="oooc:=[.N3]*[.M3]" office:value-type="currency" office:currency="GBP" office:value="0.64">
            <text:p>£0.64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3" office:value-type="float" office:value="3938335">
            <text:p>3938335</text:p>
          </table:table-cell>
          <table:table-cell table:number-columns-repeated="2" office:value-type="string">
            <text:p>RJ1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N4]*[.M4]" office:value-type="currency" office:currency="GBP" office:value="5.4">
            <text:p>£5.40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69">
            <text:p>£0.0690</text:p>
          </table:table-cell>
          <table:table-cell table:formula="oooc:=[.N5]*[.M5]" office:value-type="currency" office:currency="GBP" office:value="1.38">
            <text:p>£1.38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GND, SERVO-PWR</text:p>
          </table:table-cell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string">
            <text:p>4.8X0.8-SPADE / Tap, Straight 4.8 X 0.8</text:p>
          </table:table-cell>
          <table:table-cell office:value-type="string">
            <text:p>4.8X0.8-SPADE</text:p>
          </table:table-cell>
          <table:table-cell office:value-type="string">
            <text:p>SPAD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88">
            <text:p>£0.0880</text:p>
          </table:table-cell>
          <table:table-cell table:formula="oooc:=[.N6]*[.M6]" office:value-type="currency" office:currency="GBP" office:value="3.52">
            <text:p>£3.52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office:value-type="string">
            <text:p>296-19731-2-ND</text:p>
          </table:table-cell>
          <table:table-cell table:number-columns-repeated="2" office:value-type="string">
            <text:p>MSP430F2012IPW</text:p>
          </table:table-cell>
          <table:table-cell office:value-type="string">
            <text:p>TSSOP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currency" office:currency="GBP" office:value="1.466">
            <text:p>£1.4660</text:p>
          </table:table-cell>
          <table:table-cell table:formula="oooc:=[.N7]*[.M7]" office:value-type="currency" office:currency="GBP" office:value="29.32">
            <text:p>£29.32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 office:value-type="string">
            <text:p>Farnell</text:p>
          </table:table-cell>
          <table:table-cell office:value-type="float" office:value="9590323">
            <text:p>9590323</text:p>
          </table:table-cell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currency" office:currency="GBP" office:value="0.186">
            <text:p>£0.1860</text:p>
          </table:table-cell>
          <table:table-cell table:formula="oooc:=[.N8]*[.M8]" office:value-type="currency" office:currency="GBP" office:value="3.72">
            <text:p>£3.72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JP1-JP8</text:p>
          </table:table-cell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string">
            <text:p>PINHD-1X3</text:p>
          </table:table-cell>
          <table:table-cell/>
          <table:table-cell office:value-type="string">
            <text:p>1X0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37">
            <text:p>£0.0370</text:p>
          </table:table-cell>
          <table:table-cell table:formula="oooc:=[.N9]*[.M9]" office:value-type="currency" office:currency="GBP" office:value="5.92">
            <text:p>£5.92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style-name="Default" table:formula="oooc:=[.N10]*[.M10]" office:value-type="currency" office:currency="GBP" office:value="2.1">
            <text:p>£2.10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office:value-type="string">
            <text:p>R-EU_R0603</text:p>
          </table:table-cell>
          <table:table-cell office:value-type="string">
            <text:p>47K Ohm</text:p>
          </table:table-cell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N11]*[.M11]" office:value-type="currency" office:currency="GBP" office:value="0.42">
            <text:p>£0.4200</text:p>
          </table:table-cell>
          <table:table-cell table:number-columns-repeated="12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office:value-type="string">
            <text:p>R-EU_R0603</text:p>
          </table:table-cell>
          <table:table-cell office:value-type="string">
            <text:p>560 Ohm</text:p>
          </table:table-cell>
          <table:table-cell office:value-type="string">
            <text:p>Resistor 560R 060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N12]*[.M12]" office:value-type="currency" office:currency="GBP" office:value="0.42">
            <text:p>£0.4200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formula="oooc:=SUM([.O2:.O12])" office:value-type="currency" office:currency="GBP" office:value="53.36">
            <text:p>£53.3600</text:p>
          </table:table-cell>
          <table:table-cell office:value-type="string">
            <text:p>Total</text:p>
          </table:table-cell>
          <table:table-cell table:number-columns-repeated="11"/>
        </table:table-row>
        <table:table-row table:style-name="ro1" table:number-rows-repeated="2">
          <table:table-cell table:number-columns-repeated="27"/>
        </table:table-row>
        <table:table-row table:style-name="ro3">
          <table:table-cell/>
          <table:table-cell table:style-name="ce1" table:number-columns-repeated="2"/>
          <table:table-cell table:style-name="ce4"/>
          <table:table-cell table:style-name="ce5"/>
          <table:table-cell table:number-columns-repeated="5"/>
          <table:table-cell table:style-name="ce4" table:number-columns-repeated="3"/>
          <table:table-cell table:style-name="ce8"/>
          <table:table-cell table:style-name="Default"/>
          <table:table-cell table:number-columns-repeated="12"/>
        </table:table-row>
        <table:table-row table:style-name="ro1" table:number-rows-repeated="65519">
          <table:table-cell table:number-columns-repeated="27"/>
        </table:table-row>
        <table:table-row table:style-name="ro1"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0P0"/>
    </number:currency-style>
    <number:number-style style:name="N111">
      <number:number number:decimal-places="15" number:min-integer-digits="1" number:decimal-replacement="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5P0" style:volatile="true">
      <number:currency-symbol>$</number:currency-symbol>
      <number:number number:decimal-places="2" number:min-integer-digits="1" number:grouping="true"/>
    </number:currency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integer-digits="1" number:grouping="true"/>
      <number:text>_ </number:text>
    </number:number-style>
    <number:number-style style:name="N118">
      <number:text>[Red]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/09/2007</text:date>, <text:time>12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9-03T21:27:41</meta:creation-date>
    <dc:date>2007-09-05T12:05:08</dc:date>
    <dc:language>en-US</dc:language>
    <meta:editing-cycles>3</meta:editing-cycles>
    <meta:editing-duration>PT1H10M12S</meta:editing-duration>
    <meta:user-defined meta:name="Info 1"/>
    <meta:user-defined meta:name="Info 2"/>
    <meta:user-defined meta:name="Info 3"/>
    <meta:user-defined meta:name="Info 4"/>
    <meta:document-statistic meta:table-count="1" meta:cell-count="153"/>
  </office:meta>
</office:document-meta>
</file>